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GeneralTests" style:family="table">
      <style:table-properties style:width="6.925in" table:align="margins"/>
    </style:style>
    <style:style style:name="GeneralTests.A" style:family="table-column">
      <style:table-column-properties style:column-width="1.7313in" style:rel-column-width="16383*"/>
    </style:style>
    <style:style style:name="GeneralTest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GeneralTests.D1" style:family="table-cell">
      <style:table-cell-properties fo:padding="0.0382in" fo:border="0.0007in solid #000000"/>
    </style:style>
    <style:style style:name="GeneralTests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GeneralTests.B2" style:family="table-cell">
      <style:table-cell-properties fo:padding="0.0382in" fo:border-left="0.0007in solid #000000" fo:border-right="none" fo:border-top="none" fo:border-bottom="0.0007in solid #000000"/>
    </style:style>
    <style:style style:name="GeneralTests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AdditionTests" style:family="table">
      <style:table-properties style:width="6.925in" table:align="margins" style:shadow="none"/>
    </style:style>
    <style:style style:name="AdditionTests.A" style:family="table-column">
      <style:table-column-properties style:column-width="1.7313in" style:rel-column-width="16383*"/>
    </style:style>
    <style:style style:name="AdditionTests.B" style:family="table-column">
      <style:table-column-properties style:column-width="2.5965in" style:rel-column-width="24574*"/>
    </style:style>
    <style:style style:name="AdditionTests.C" style:family="table-column">
      <style:table-column-properties style:column-width="2.5972in" style:rel-column-width="24575*"/>
    </style:style>
    <style:style style:name="AdditionTest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AdditionTests.C1" style:family="table-cell">
      <style:table-cell-properties fo:padding="0.0382in" fo:border="0.0007in solid #000000"/>
    </style:style>
    <style:style style:name="AdditionTests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AdditionTests.B2" style:family="table-cell">
      <style:table-cell-properties fo:padding="0.0382in" fo:border-left="0.0007in solid #000000" fo:border-right="none" fo:border-top="none" fo:border-bottom="0.0007in solid #000000"/>
    </style:style>
    <style:style style:name="AdditionTests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MultiplicationTests" style:family="table">
      <style:table-properties style:width="6.925in" table:align="margins"/>
    </style:style>
    <style:style style:name="MultiplicationTests.A" style:family="table-column">
      <style:table-column-properties style:column-width="2.3083in" style:rel-column-width="21845*"/>
    </style:style>
    <style:style style:name="MultiplicationTest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MultiplicationTests.C1" style:family="table-cell">
      <style:table-cell-properties fo:padding="0.0382in" fo:border="0.0007in solid #000000"/>
    </style:style>
    <style:style style:name="MultiplicationTests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MultiplicationTests.B2" style:family="table-cell">
      <style:table-cell-properties fo:padding="0.0382in" fo:border-left="0.0007in solid #000000" fo:border-right="none" fo:border-top="none" fo:border-bottom="0.0007in solid #000000"/>
    </style:style>
    <style:style style:name="MultiplicationTests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SubtractionTests" style:family="table">
      <style:table-properties style:width="6.925in" table:align="margins"/>
    </style:style>
    <style:style style:name="SubtractionTests.A" style:family="table-column">
      <style:table-column-properties style:column-width="2.3083in" style:rel-column-width="21845*"/>
    </style:style>
    <style:style style:name="SubtractionTest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SubtractionTests.C1" style:family="table-cell">
      <style:table-cell-properties fo:padding="0.0382in" fo:border="0.0007in solid #000000"/>
    </style:style>
    <style:style style:name="SubtractionTests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SubtractionTests.B2" style:family="table-cell">
      <style:table-cell-properties fo:padding="0.0382in" fo:border-left="0.0007in solid #000000" fo:border-right="none" fo:border-top="none" fo:border-bottom="0.0007in solid #000000"/>
    </style:style>
    <style:style style:name="SubtractionTests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e1" style:family="table">
      <style:table-properties style:width="6.925in" table:align="margins"/>
    </style:style>
    <style:style style:name="Tabelle1.A" style:family="table-column">
      <style:table-column-properties style:column-width="2.3083in" style:rel-column-width="21845*"/>
    </style:style>
    <style:style style:name="Tabel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1.C1" style:family="table-cell">
      <style:table-cell-properties fo:padding="0.0382in" fo:border="0.0007in solid #000000"/>
    </style:style>
    <style:style style:name="Tabel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elle1.B2" style:family="table-cell">
      <style:table-cell-properties fo:padding="0.0382in" fo:border-left="0.0007in solid #000000" fo:border-right="none" fo:border-top="none" fo:border-bottom="0.0007in solid #000000"/>
    </style:style>
    <style:style style:name="Tabel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e2" style:family="table">
      <style:table-properties style:width="6.925in" table:align="margins"/>
    </style:style>
    <style:style style:name="Tabelle2.A" style:family="table-column">
      <style:table-column-properties style:column-width="2.3083in" style:rel-column-width="21845*"/>
    </style:style>
    <style:style style:name="Tabel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2.C1" style:family="table-cell">
      <style:table-cell-properties fo:padding="0.0382in" fo:border="0.0007in solid #000000"/>
    </style:style>
    <style:style style:name="Tabel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elle2.B2" style:family="table-cell">
      <style:table-cell-properties fo:padding="0.0382in" fo:border-left="0.0007in solid #000000" fo:border-right="none" fo:border-top="none" fo:border-bottom="0.0007in solid #000000"/>
    </style:style>
    <style:style style:name="Tabel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FactorialTests" style:family="table">
      <style:table-properties style:width="6.925in" table:align="margins"/>
    </style:style>
    <style:style style:name="FactorialTests.A" style:family="table-column">
      <style:table-column-properties style:column-width="2.3083in" style:rel-column-width="21845*"/>
    </style:style>
    <style:style style:name="FactorialTest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FactorialTests.C1" style:family="table-cell">
      <style:table-cell-properties fo:padding="0.0382in" fo:border="0.0007in solid #000000"/>
    </style:style>
    <style:style style:name="FactorialTests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FactorialTests.B2" style:family="table-cell">
      <style:table-cell-properties fo:padding="0.0382in" fo:border-left="0.0007in solid #000000" fo:border-right="none" fo:border-top="none" fo:border-bottom="0.0007in solid #000000"/>
    </style:style>
    <style:style style:name="FactorialTests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st cases for CalcJ</text:p>
      <text:p text:style-name="Standard">All test cases expected to start from startup state of program</text:p>
      <text:p text:style-name="Standard"/>
      <text:p text:style-name="P2">General Testcases – Prefix G_</text:p>
      <text:p text:style-name="P1"/>
      <table:table table:name="GeneralTests" table:style-name="GeneralTests">
        <table:table-column table:style-name="GeneralTests.A" table:number-columns-repeated="4"/>
        <table:table-row>
          <table:table-cell table:style-name="GeneralTests.A1" office:value-type="string">
            <text:p text:style-name="Table_20_Contents">Number</text:p>
          </table:table-cell>
          <table:table-cell table:style-name="GeneralTests.A1" office:value-type="string">
            <text:p text:style-name="Table_20_Contents">Testcase</text:p>
          </table:table-cell>
          <table:table-cell table:style-name="GeneralTests.A1" office:value-type="string">
            <text:p text:style-name="Table_20_Contents">Method</text:p>
          </table:table-cell>
          <table:table-cell table:style-name="GeneralTests.D1" office:value-type="string">
            <text:p text:style-name="Table_20_Contents">Expected</text:p>
          </table:table-cell>
        </table:table-row>
        <table:table-row>
          <table:table-cell table:style-name="GeneralTests.A2" office:value-type="float" office:value="1">
            <text:p text:style-name="Table_20_Contents">1</text:p>
          </table:table-cell>
          <table:table-cell table:style-name="GeneralTests.B2" office:value-type="string">
            <text:p text:style-name="Table_20_Contents">Clear</text:p>
          </table:table-cell>
          <table:table-cell table:style-name="GeneralTests.B2" office:value-type="string">
            <text:p text:style-name="Table_20_Contents">Input value, clear</text:p>
          </table:table-cell>
          <table:table-cell table:style-name="GeneralTests.D2" office:value-type="string">
            <text:p text:style-name="Table_20_Contents">Value = 0</text:p>
          </table:table-cell>
        </table:table-row>
        <table:table-row>
          <table:table-cell table:style-name="GeneralTests.A2" office:value-type="float" office:value="2">
            <text:p text:style-name="Table_20_Contents">2</text:p>
          </table:table-cell>
          <table:table-cell table:style-name="GeneralTests.B2" office:value-type="string">
            <text:p text:style-name="Table_20_Contents">Store/Load</text:p>
          </table:table-cell>
          <table:table-cell table:style-name="GeneralTests.B2" office:value-type="string">
            <text:p text:style-name="Table_20_Contents">Input value, store, input something else or clear</text:p>
            <text:p text:style-name="Table_20_Contents">load</text:p>
          </table:table-cell>
          <table:table-cell table:style-name="GeneralTests.D2" office:value-type="string">
            <text:p text:style-name="Table_20_Contents">Value = original input value</text:p>
          </table:table-cell>
        </table:table-row>
        <table:table-row>
          <table:table-cell table:style-name="GeneralTests.A2" office:value-type="float" office:value="3">
            <text:p text:style-name="Table_20_Contents">3</text:p>
          </table:table-cell>
          <table:table-cell table:style-name="GeneralTests.B2" office:value-type="string">
            <text:p text:style-name="Table_20_Contents">MC</text:p>
          </table:table-cell>
          <table:table-cell table:style-name="GeneralTests.B2" office:value-type="string">
            <text:p text:style-name="Table_20_Contents">Input value, store, MC, load</text:p>
          </table:table-cell>
          <table:table-cell table:style-name="GeneralTests.D2" office:value-type="string">
            <text:p text:style-name="Table_20_Contents">Value = 0</text:p>
          </table:table-cell>
        </table:table-row>
        <table:table-row>
          <table:table-cell table:style-name="GeneralTests.A2" office:value-type="float" office:value="4">
            <text:p text:style-name="Table_20_Contents">4</text:p>
          </table:table-cell>
          <table:table-cell table:style-name="GeneralTests.B2" office:value-type="string">
            <text:p text:style-name="Table_20_Contents">Numbers</text:p>
          </table:table-cell>
          <table:table-cell table:style-name="GeneralTests.B2" office:value-type="string">
            <text:p text:style-name="Table_20_Contents">Input number</text:p>
          </table:table-cell>
          <table:table-cell table:style-name="GeneralTests.D2" office:value-type="string">
            <text:p text:style-name="Table_20_Contents">Value = Input number</text:p>
          </table:table-cell>
        </table:table-row>
        <table:table-row>
          <table:table-cell table:style-name="GeneralTests.A2" office:value-type="float" office:value="5">
            <text:p text:style-name="Table_20_Contents">5</text:p>
          </table:table-cell>
          <table:table-cell table:style-name="GeneralTests.B2" office:value-type="string">
            <text:p text:style-name="Table_20_Contents">Equality</text:p>
          </table:table-cell>
          <table:table-cell table:style-name="GeneralTests.B2" office:value-type="string">
            <text:p text:style-name="Table_20_Contents">Input number, Press =</text:p>
          </table:table-cell>
          <table:table-cell table:style-name="GeneralTests.D2" office:value-type="string">
            <text:p text:style-name="Table_20_Contents">Value = Input number</text:p>
          </table:table-cell>
        </table:table-row>
      </table:table>
      <text:p text:style-name="Standard"/>
      <text:p text:style-name="Standard"/>
      <text:p text:style-name="P4">Addition Testcases – Prefix A_</text:p>
      <text:p text:style-name="Standard"/>
      <table:table table:name="AdditionTests" table:style-name="AdditionTests">
        <table:table-column table:style-name="AdditionTests.A"/>
        <table:table-column table:style-name="AdditionTests.B"/>
        <table:table-column table:style-name="AdditionTests.C"/>
        <table:table-row>
          <table:table-cell table:style-name="AdditionTests.A1" office:value-type="string">
            <text:p text:style-name="Table_20_Contents">Number</text:p>
          </table:table-cell>
          <table:table-cell table:style-name="AdditionTests.A1" office:value-type="string">
            <text:p text:style-name="Table_20_Contents">Testcase</text:p>
          </table:table-cell>
          <table:table-cell table:style-name="AdditionTests.C1" office:value-type="string">
            <text:p text:style-name="Table_20_Contents">Expected</text:p>
          </table:table-cell>
        </table:table-row>
        <table:table-row>
          <table:table-cell table:style-name="AdditionTests.A2" office:value-type="float" office:value="1">
            <text:p text:style-name="Table_20_Contents">1</text:p>
          </table:table-cell>
          <table:table-cell table:style-name="AdditionTests.B2" office:value-type="string">
            <text:p text:style-name="Table_20_Contents">x&lt;y&lt;0</text:p>
          </table:table-cell>
          <table:table-cell table:style-name="AdditionTests.C2" office:value-type="string">
            <text:p text:style-name="Table_20_Contents">x+y&lt;0</text:p>
          </table:table-cell>
        </table:table-row>
        <table:table-row>
          <table:table-cell table:style-name="AdditionTests.A2" office:value-type="float" office:value="2">
            <text:p text:style-name="Table_20_Contents">2</text:p>
          </table:table-cell>
          <table:table-cell table:style-name="AdditionTests.B2" office:value-type="string">
            <text:p text:style-name="Table_20_Contents">x=y</text:p>
          </table:table-cell>
          <table:table-cell table:style-name="AdditionTests.C2" office:value-type="string">
            <text:p text:style-name="Table_20_Contents">x+y=2x</text:p>
          </table:table-cell>
        </table:table-row>
        <table:table-row>
          <table:table-cell table:style-name="AdditionTests.A2" office:value-type="float" office:value="3">
            <text:p text:style-name="Table_20_Contents">3</text:p>
          </table:table-cell>
          <table:table-cell table:style-name="AdditionTests.B2" office:value-type="string">
            <text:p text:style-name="Table_20_Contents">x&lt;0&lt;y, |x|&lt;|y|</text:p>
          </table:table-cell>
          <table:table-cell table:style-name="AdditionTests.C2" office:value-type="string">
            <text:p text:style-name="Table_20_Contents">x+y&gt;0</text:p>
          </table:table-cell>
        </table:table-row>
        <table:table-row>
          <table:table-cell table:style-name="AdditionTests.A2" office:value-type="float" office:value="4">
            <text:p text:style-name="Table_20_Contents">4</text:p>
          </table:table-cell>
          <table:table-cell table:style-name="AdditionTests.B2" office:value-type="string">
            <text:p text:style-name="Table_20_Contents">x&lt;0&lt;y, |y|&lt;|x|</text:p>
          </table:table-cell>
          <table:table-cell table:style-name="AdditionTests.C2" office:value-type="string">
            <text:p text:style-name="Table_20_Contents">x+y&lt;0</text:p>
          </table:table-cell>
        </table:table-row>
        <table:table-row>
          <table:table-cell table:style-name="AdditionTests.A2" office:value-type="float" office:value="5">
            <text:p text:style-name="Table_20_Contents">5</text:p>
          </table:table-cell>
          <table:table-cell table:style-name="AdditionTests.B2" office:value-type="string">
            <text:p text:style-name="Table_20_Contents">x&lt;0&lt;y, |x|=|y|</text:p>
          </table:table-cell>
          <table:table-cell table:style-name="AdditionTests.C2" office:value-type="string">
            <text:p text:style-name="Table_20_Contents">x+y=0</text:p>
          </table:table-cell>
        </table:table-row>
        <table:table-row>
          <table:table-cell table:style-name="AdditionTests.A2" office:value-type="float" office:value="6">
            <text:p text:style-name="Table_20_Contents">6</text:p>
          </table:table-cell>
          <table:table-cell table:style-name="AdditionTests.B2" office:value-type="string">
            <text:p text:style-name="Table_20_Contents">2x=y</text:p>
          </table:table-cell>
          <table:table-cell table:style-name="AdditionTests.C2" office:value-type="string">
            <text:p text:style-name="Table_20_Contents">x+y=3x</text:p>
          </table:table-cell>
        </table:table-row>
        <table:table-row>
          <table:table-cell table:style-name="AdditionTests.A2" office:value-type="float" office:value="7">
            <text:p text:style-name="Table_20_Contents">7</text:p>
          </table:table-cell>
          <table:table-cell table:style-name="AdditionTests.B2" office:value-type="string">
            <text:p text:style-name="Table_20_Contents">0&lt;x&lt;y</text:p>
          </table:table-cell>
          <table:table-cell table:style-name="AdditionTests.C2" office:value-type="string">
            <text:p text:style-name="Table_20_Contents">x+y&gt;0</text:p>
          </table:table-cell>
        </table:table-row>
        <table:table-row>
          <table:table-cell table:style-name="AdditionTests.A2" office:value-type="float" office:value="8">
            <text:p text:style-name="Table_20_Contents">8</text:p>
          </table:table-cell>
          <table:table-cell table:style-name="AdditionTests.B2" office:value-type="string">
            <text:p text:style-name="Table_20_Contents">x,y arbitrary</text:p>
          </table:table-cell>
          <table:table-cell table:style-name="AdditionTests.C2" office:value-type="string">
            <text:p text:style-name="Table_20_Contents">x+y=y+x</text:p>
          </table:table-cell>
        </table:table-row>
      </table:table>
      <text:p text:style-name="Standard"/>
      <text:p text:style-name="P4">Multiplication Testcases – Prefix M_</text:p>
      <text:p text:style-name="P4"/>
      <table:table table:name="MultiplicationTests" table:style-name="MultiplicationTests">
        <table:table-column table:style-name="MultiplicationTests.A" table:number-columns-repeated="3"/>
        <table:table-row>
          <table:table-cell table:style-name="MultiplicationTests.A1" office:value-type="string">
            <text:p text:style-name="Table_20_Contents">Number</text:p>
          </table:table-cell>
          <table:table-cell table:style-name="MultiplicationTests.A1" office:value-type="string">
            <text:p text:style-name="Table_20_Contents">Testcase</text:p>
          </table:table-cell>
          <table:table-cell table:style-name="MultiplicationTests.C1" office:value-type="string">
            <text:p text:style-name="Table_20_Contents">Expected</text:p>
          </table:table-cell>
        </table:table-row>
        <table:table-row>
          <table:table-cell table:style-name="MultiplicationTests.A2" office:value-type="float" office:value="1">
            <text:p text:style-name="Table_20_Contents">1</text:p>
          </table:table-cell>
          <table:table-cell table:style-name="MultiplicationTests.B2" office:value-type="string">
            <text:p text:style-name="Table_20_Contents">x&lt;y</text:p>
          </table:table-cell>
          <table:table-cell table:style-name="MultiplicationTests.C2" office:value-type="string">
            <text:p text:style-name="Table_20_Contents">x*y&lt;y^2</text:p>
          </table:table-cell>
        </table:table-row>
        <table:table-row>
          <table:table-cell table:style-name="MultiplicationTests.A2" office:value-type="float" office:value="2">
            <text:p text:style-name="Table_20_Contents">2</text:p>
          </table:table-cell>
          <table:table-cell table:style-name="MultiplicationTests.B2" office:value-type="string">
            <text:p text:style-name="Table_20_Contents">x&lt;0&lt;y</text:p>
          </table:table-cell>
          <table:table-cell table:style-name="MultiplicationTests.C2" office:value-type="string">
            <text:p text:style-name="Table_20_Contents">x*y&lt;0</text:p>
          </table:table-cell>
        </table:table-row>
        <table:table-row>
          <table:table-cell table:style-name="MultiplicationTests.A2" office:value-type="float" office:value="3">
            <text:p text:style-name="Table_20_Contents">3</text:p>
          </table:table-cell>
          <table:table-cell table:style-name="MultiplicationTests.B2" office:value-type="string">
            <text:p text:style-name="Table_20_Contents">x&lt;y&lt;0</text:p>
          </table:table-cell>
          <table:table-cell table:style-name="MultiplicationTests.C2" office:value-type="string">
            <text:p text:style-name="Table_20_Contents">x*y&gt;0</text:p>
          </table:table-cell>
        </table:table-row>
        <table:table-row>
          <table:table-cell table:style-name="MultiplicationTests.A2" office:value-type="float" office:value="4">
            <text:p text:style-name="Table_20_Contents">4</text:p>
          </table:table-cell>
          <table:table-cell table:style-name="MultiplicationTests.B2" office:value-type="string">
            <text:p text:style-name="Table_20_Contents">0&lt;x&lt;y</text:p>
          </table:table-cell>
          <table:table-cell table:style-name="MultiplicationTests.C2" office:value-type="string">
            <text:p text:style-name="Table_20_Contents">x*y&gt;0</text:p>
          </table:table-cell>
        </table:table-row>
        <table:table-row>
          <table:table-cell table:style-name="MultiplicationTests.A2" office:value-type="float" office:value="5">
            <text:p text:style-name="Table_20_Contents">5</text:p>
          </table:table-cell>
          <table:table-cell table:style-name="MultiplicationTests.B2" office:value-type="string">
            <text:p text:style-name="Table_20_Contents">x=y</text:p>
          </table:table-cell>
          <table:table-cell table:style-name="MultiplicationTests.C2" office:value-type="string">
            <text:p text:style-name="Table_20_Contents">x*y=x^2</text:p>
          </table:table-cell>
        </table:table-row>
        <table:table-row>
          <table:table-cell table:style-name="MultiplicationTests.A2" office:value-type="float" office:value="6">
            <text:p text:style-name="Table_20_Contents">6</text:p>
          </table:table-cell>
          <table:table-cell table:style-name="MultiplicationTests.B2" office:value-type="string">
            <text:p text:style-name="Table_20_Contents">x,y arbitrary</text:p>
          </table:table-cell>
          <table:table-cell table:style-name="MultiplicationTests.C2" office:value-type="string">
            <text:p text:style-name="Table_20_Contents">x*y=y*x</text:p>
          </table:table-cell>
        </table:table-row>
      </table:table>
      <text:p text:style-name="P4"/>
      <text:p text:style-name="P4"/>
      <text:p text:style-name="P4"/>
      <text:p text:style-name="P4"><text:soft-page-break/>Subtraction Testcases – Prefix S_</text:p>
      <text:p text:style-name="P4"/>
      <table:table table:name="SubtractionTests" table:style-name="SubtractionTests">
        <table:table-column table:style-name="SubtractionTests.A" table:number-columns-repeated="3"/>
        <table:table-row>
          <table:table-cell table:style-name="SubtractionTests.A1" office:value-type="string">
            <text:p text:style-name="Table_20_Contents">Number</text:p>
          </table:table-cell>
          <table:table-cell table:style-name="SubtractionTests.A1" office:value-type="string">
            <text:p text:style-name="Table_20_Contents">Testcase</text:p>
          </table:table-cell>
          <table:table-cell table:style-name="SubtractionTests.C1" office:value-type="string">
            <text:p text:style-name="Table_20_Contents">Expected</text:p>
          </table:table-cell>
        </table:table-row>
        <table:table-row>
          <table:table-cell table:style-name="SubtractionTests.A2" office:value-type="float" office:value="1">
            <text:p text:style-name="Table_20_Contents">1</text:p>
          </table:table-cell>
          <table:table-cell table:style-name="SubtractionTests.B2" office:value-type="string">
            <text:p text:style-name="Table_20_Contents">x&lt;y</text:p>
          </table:table-cell>
          <table:table-cell table:style-name="SubtractionTests.C2" office:value-type="string">
            <text:p text:style-name="Table_20_Contents">x-y&lt;0</text:p>
          </table:table-cell>
        </table:table-row>
        <table:table-row>
          <table:table-cell table:style-name="SubtractionTests.A2" office:value-type="float" office:value="2">
            <text:p text:style-name="Table_20_Contents">2</text:p>
          </table:table-cell>
          <table:table-cell table:style-name="SubtractionTests.B2" office:value-type="string">
            <text:p text:style-name="Table_20_Contents">x&gt;y</text:p>
          </table:table-cell>
          <table:table-cell table:style-name="SubtractionTests.C2" office:value-type="string">
            <text:p text:style-name="Table_20_Contents">x-y&gt;0</text:p>
          </table:table-cell>
        </table:table-row>
        <table:table-row>
          <table:table-cell table:style-name="SubtractionTests.A2" office:value-type="float" office:value="3">
            <text:p text:style-name="Table_20_Contents">3</text:p>
          </table:table-cell>
          <table:table-cell table:style-name="SubtractionTests.B2" office:value-type="string">
            <text:p text:style-name="Table_20_Contents">x=y</text:p>
          </table:table-cell>
          <table:table-cell table:style-name="SubtractionTests.C2" office:value-type="string">
            <text:p text:style-name="Table_20_Contents">x-y=0</text:p>
          </table:table-cell>
        </table:table-row>
        <table:table-row>
          <table:table-cell table:style-name="SubtractionTests.A2" office:value-type="float" office:value="4">
            <text:p text:style-name="Table_20_Contents">4</text:p>
          </table:table-cell>
          <table:table-cell table:style-name="SubtractionTests.B2" office:value-type="string">
            <text:p text:style-name="Table_20_Contents">x=2y</text:p>
          </table:table-cell>
          <table:table-cell table:style-name="SubtractionTests.C2" office:value-type="string">
            <text:p text:style-name="Table_20_Contents">x-y=y</text:p>
          </table:table-cell>
        </table:table-row>
        <table:table-row>
          <table:table-cell table:style-name="SubtractionTests.A2" office:value-type="float" office:value="5">
            <text:p text:style-name="Table_20_Contents">5</text:p>
          </table:table-cell>
          <table:table-cell table:style-name="SubtractionTests.B2" office:value-type="string">
            <text:p text:style-name="Table_20_Contents">x,y arbitrary</text:p>
          </table:table-cell>
          <table:table-cell table:style-name="SubtractionTests.C2" office:value-type="string">
            <text:p text:style-name="Table_20_Contents">x-y=-(y-x)</text:p>
          </table:table-cell>
        </table:table-row>
      </table:table>
      <text:p text:style-name="P4"/>
      <text:p text:style-name="P4">Division Testcases – Prefix D_</text:p>
      <text:p text:style-name="P4"/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Table_20_Contents">Number</text:p>
          </table:table-cell>
          <table:table-cell table:style-name="Tabelle1.A1" office:value-type="string">
            <text:p text:style-name="Table_20_Contents">Testcase</text:p>
          </table:table-cell>
          <table:table-cell table:style-name="Tabelle1.C1" office:value-type="string">
            <text:p text:style-name="Table_20_Contents">Expected</text:p>
          </table:table-cell>
        </table:table-row>
        <table:table-row>
          <table:table-cell table:style-name="Tabelle1.A2" office:value-type="float" office:value="1">
            <text:p text:style-name="Table_20_Contents">1</text:p>
          </table:table-cell>
          <table:table-cell table:style-name="Tabelle1.B2" office:value-type="string">
            <text:p text:style-name="Table_20_Contents">x&gt;y&gt;0</text:p>
          </table:table-cell>
          <table:table-cell table:style-name="Tabelle1.C2" office:value-type="string">
            <text:p text:style-name="Table_20_Contents">0&lt;x/y&gt;1</text:p>
          </table:table-cell>
        </table:table-row>
        <table:table-row>
          <table:table-cell table:style-name="Tabelle1.A2" office:value-type="float" office:value="2">
            <text:p text:style-name="Table_20_Contents">2</text:p>
          </table:table-cell>
          <table:table-cell table:style-name="Tabelle1.B2" office:value-type="string">
            <text:p text:style-name="Table_20_Contents">0&lt;x&lt;y</text:p>
          </table:table-cell>
          <table:table-cell table:style-name="Tabelle1.C2" office:value-type="string">
            <text:p text:style-name="Table_20_Contents">0&lt;x/y&lt;1</text:p>
          </table:table-cell>
        </table:table-row>
        <table:table-row>
          <table:table-cell table:style-name="Tabelle1.A2" office:value-type="float" office:value="3">
            <text:p text:style-name="Table_20_Contents">3</text:p>
          </table:table-cell>
          <table:table-cell table:style-name="Tabelle1.B2" office:value-type="string">
            <text:p text:style-name="Table_20_Contents">x=y</text:p>
          </table:table-cell>
          <table:table-cell table:style-name="Tabelle1.C2" office:value-type="string">
            <text:p text:style-name="Table_20_Contents">x/y=1</text:p>
          </table:table-cell>
        </table:table-row>
        <table:table-row>
          <table:table-cell table:style-name="Tabelle1.A2" office:value-type="float" office:value="4">
            <text:p text:style-name="Table_20_Contents">4</text:p>
          </table:table-cell>
          <table:table-cell table:style-name="Tabelle1.B2" office:value-type="string">
            <text:p text:style-name="Table_20_Contents">x&gt;0&gt;y</text:p>
          </table:table-cell>
          <table:table-cell table:style-name="Tabelle1.C2" office:value-type="string">
            <text:p text:style-name="Table_20_Contents">x/y&lt;0</text:p>
          </table:table-cell>
        </table:table-row>
        <table:table-row>
          <table:table-cell table:style-name="Tabelle1.A2" office:value-type="float" office:value="5">
            <text:p text:style-name="Table_20_Contents">5</text:p>
          </table:table-cell>
          <table:table-cell table:style-name="Tabelle1.B2" office:value-type="string">
            <text:p text:style-name="Table_20_Contents">x&lt;0&lt;y</text:p>
          </table:table-cell>
          <table:table-cell table:style-name="Tabelle1.C2" office:value-type="string">
            <text:p text:style-name="Table_20_Contents">x/y&lt;0</text:p>
          </table:table-cell>
        </table:table-row>
        <table:table-row>
          <table:table-cell table:style-name="Tabelle1.A2" office:value-type="float" office:value="6">
            <text:p text:style-name="Table_20_Contents">6</text:p>
          </table:table-cell>
          <table:table-cell table:style-name="Tabelle1.B2" office:value-type="string">
            <text:p text:style-name="Table_20_Contents">x=y^2</text:p>
          </table:table-cell>
          <table:table-cell table:style-name="Tabelle1.C2" office:value-type="string">
            <text:p text:style-name="Table_20_Contents">x/y=y</text:p>
          </table:table-cell>
        </table:table-row>
        <table:table-row>
          <table:table-cell table:style-name="Tabelle1.A2" office:value-type="float" office:value="7">
            <text:p text:style-name="Table_20_Contents">7</text:p>
          </table:table-cell>
          <table:table-cell table:style-name="Tabelle1.B2" office:value-type="string">
            <text:p text:style-name="Table_20_Contents">x arbitrary, y=0</text:p>
          </table:table-cell>
          <table:table-cell table:style-name="Tabelle1.C2" office:value-type="string">
            <text:p text:style-name="Table_20_Contents">x/y error</text:p>
          </table:table-cell>
        </table:table-row>
      </table:table>
      <text:p text:style-name="P4"/>
      <text:p text:style-name="P4">Mod Testcases – Prefix MD_</text:p>
      <text:p text:style-name="P4"/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Table_20_Contents">Number</text:p>
          </table:table-cell>
          <table:table-cell table:style-name="Tabelle2.A1" office:value-type="string">
            <text:p text:style-name="Table_20_Contents">Testcase</text:p>
          </table:table-cell>
          <table:table-cell table:style-name="Tabelle2.C1" office:value-type="string">
            <text:p text:style-name="Table_20_Contents">Expected</text:p>
          </table:table-cell>
        </table:table-row>
        <table:table-row>
          <table:table-cell table:style-name="Tabelle2.A2" office:value-type="float" office:value="1">
            <text:p text:style-name="Table_20_Contents">1</text:p>
          </table:table-cell>
          <table:table-cell table:style-name="Tabelle2.B2" office:value-type="string">
            <text:p text:style-name="Table_20_Contents">x&lt;0&lt;y</text:p>
          </table:table-cell>
          <table:table-cell table:style-name="Tabelle2.C2" office:value-type="string">
            <text:p text:style-name="Table_20_Contents">x%y&lt;=0</text:p>
          </table:table-cell>
        </table:table-row>
        <table:table-row>
          <table:table-cell table:style-name="Tabelle2.A2" office:value-type="float" office:value="2">
            <text:p text:style-name="Table_20_Contents">2</text:p>
          </table:table-cell>
          <table:table-cell table:style-name="Tabelle2.B2" office:value-type="string">
            <text:p text:style-name="Table_20_Contents">0&lt;=r&lt;y, x=c*y+r</text:p>
          </table:table-cell>
          <table:table-cell table:style-name="Tabelle2.C2" office:value-type="string">
            <text:p text:style-name="Table_20_Contents">x%y=r</text:p>
          </table:table-cell>
        </table:table-row>
        <table:table-row>
          <table:table-cell table:style-name="Tabelle2.A2" office:value-type="float" office:value="3">
            <text:p text:style-name="Table_20_Contents">3</text:p>
          </table:table-cell>
          <table:table-cell table:style-name="Tabelle2.B2" office:value-type="string">
            <text:p text:style-name="Table_20_Contents">x=y</text:p>
          </table:table-cell>
          <table:table-cell table:style-name="Tabelle2.C2" office:value-type="string">
            <text:p text:style-name="Table_20_Contents">x%y=0</text:p>
          </table:table-cell>
        </table:table-row>
        <table:table-row>
          <table:table-cell table:style-name="Tabelle2.A2" office:value-type="float" office:value="4">
            <text:p text:style-name="Table_20_Contents">4</text:p>
          </table:table-cell>
          <table:table-cell table:style-name="Tabelle2.B2" office:value-type="string">
            <text:p text:style-name="Table_20_Contents">y&lt;0&lt;x</text:p>
          </table:table-cell>
          <table:table-cell table:style-name="Tabelle2.C2" office:value-type="string">
            <text:p text:style-name="Table_20_Contents">x%y&lt;=0</text:p>
          </table:table-cell>
        </table:table-row>
        <table:table-row>
          <table:table-cell table:style-name="Tabelle2.A2" office:value-type="float" office:value="5">
            <text:p text:style-name="Table_20_Contents">5</text:p>
          </table:table-cell>
          <table:table-cell table:style-name="Tabelle2.B2" office:value-type="string">
            <text:p text:style-name="Table_20_Contents">y&lt;x&lt;0</text:p>
          </table:table-cell>
          <table:table-cell table:style-name="Tabelle2.C2" office:value-type="string">
            <text:p text:style-name="Table_20_Contents">x%y=x&gt;0</text:p>
          </table:table-cell>
        </table:table-row>
        <table:table-row>
          <table:table-cell table:style-name="Tabelle2.A2" office:value-type="float" office:value="6">
            <text:p text:style-name="Table_20_Contents">6</text:p>
          </table:table-cell>
          <table:table-cell table:style-name="Tabelle2.B2" office:value-type="string">
            <text:p text:style-name="Table_20_Contents">0&lt;x&lt;y</text:p>
          </table:table-cell>
          <table:table-cell table:style-name="Tabelle2.C2" office:value-type="string">
            <text:p text:style-name="Table_20_Contents">x%y=x&gt;0</text:p>
          </table:table-cell>
        </table:table-row>
      </table:table>
      <text:p text:style-name="P4"/>
      <text:p text:style-name="P4">Factorial Testcases – Prefix F_</text:p>
      <text:p text:style-name="P4"/>
      <table:table table:name="FactorialTests" table:style-name="FactorialTests">
        <table:table-column table:style-name="FactorialTests.A" table:number-columns-repeated="3"/>
        <table:table-row>
          <table:table-cell table:style-name="FactorialTests.A1" office:value-type="string">
            <text:p text:style-name="Table_20_Contents">Number</text:p>
          </table:table-cell>
          <table:table-cell table:style-name="FactorialTests.A1" office:value-type="string">
            <text:p text:style-name="Table_20_Contents">Testcase</text:p>
          </table:table-cell>
          <table:table-cell table:style-name="FactorialTests.C1" office:value-type="string">
            <text:p text:style-name="Table_20_Contents">Expected</text:p>
          </table:table-cell>
        </table:table-row>
        <table:table-row>
          <table:table-cell table:style-name="FactorialTests.A2" office:value-type="float" office:value="1">
            <text:p text:style-name="Table_20_Contents">1</text:p>
          </table:table-cell>
          <table:table-cell table:style-name="FactorialTests.B2" office:value-type="string">
            <text:p text:style-name="Table_20_Contents">x&lt;0</text:p>
          </table:table-cell>
          <table:table-cell table:style-name="FactorialTests.C2" office:value-type="string">
            <text:p text:style-name="Table_20_Contents">x! error</text:p>
          </table:table-cell>
        </table:table-row>
        <table:table-row>
          <table:table-cell table:style-name="FactorialTests.A2" office:value-type="float" office:value="2">
            <text:p text:style-name="Table_20_Contents">2</text:p>
          </table:table-cell>
          <table:table-cell table:style-name="FactorialTests.B2" office:value-type="string">
            <text:p text:style-name="Table_20_Contents">x=0</text:p>
          </table:table-cell>
          <table:table-cell table:style-name="FactorialTests.C2" office:value-type="string">
            <text:p text:style-name="Table_20_Contents">x!=1</text:p>
          </table:table-cell>
        </table:table-row>
        <table:table-row>
          <table:table-cell table:style-name="FactorialTests.A2" office:value-type="float" office:value="3">
            <text:p text:style-name="Table_20_Contents">3</text:p>
          </table:table-cell>
          <table:table-cell table:style-name="FactorialTests.B2" office:value-type="string">
            <text:p text:style-name="Table_20_Contents">x&gt;y&gt;0</text:p>
          </table:table-cell>
          <table:table-cell table:style-name="FactorialTests.C2" office:value-type="string">
            <text:p text:style-name="Table_20_Contents">x!&gt;y!</text:p>
          </table:table-cell>
        </table:table-row>
        <table:table-row>
          <table:table-cell table:style-name="FactorialTests.A2" office:value-type="float" office:value="4">
            <text:p text:style-name="Table_20_Contents">4</text:p>
          </table:table-cell>
          <table:table-cell table:style-name="FactorialTests.B2" office:value-type="string">
            <text:p text:style-name="Table_20_Contents">x&gt;0</text:p>
          </table:table-cell>
          <table:table-cell table:style-name="FactorialTests.C2" office:value-type="string">
            <text:p text:style-name="Table_20_Contents">(x+1)!/x! = x+1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6-23T12:42:13.90</meta:creation-date>
    <meta:document-statistic meta:table-count="7" meta:image-count="0" meta:object-count="0" meta:page-count="2" meta:paragraph-count="160" meta:word-count="245" meta:character-count="1197"/>
    <dc:date>2015-06-23T13:24:19.34</dc:date>
    <meta:editing-duration>PT10M24S</meta:editing-duration>
    <meta:editing-cycles>1</meta:editing-cycles>
    <meta:generator>OpenOffice/4.1.1$Win32 OpenOffice.org_project/411m6$Build-9775</meta:generator>
  </office:meta>
</office:document-meta>
</file>